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732in" svg:y="0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76553" calcext:value-type="float">
            <text:p>0.376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8279" calcext:value-type="float">
            <text:p>0.5182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42543" calcext:value-type="float">
            <text:p>2.3425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37099" calcext:value-type="float">
            <text:p>4.5370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.503637" calcext:value-type="float">
            <text:p>77.50363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2.32707" calcext:value-type="float">
            <text:p>392.327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96.972707" calcext:value-type="float">
            <text:p>2296.9727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46.79168" calcext:value-type="float">
            <text:p>5646.79168</text:p>
          </table:table-cell>
        </table:table-row>
        <table:table-row table:style-name="ro1"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13283.026344" calcext:value-type="float">
            <text:p>13283.026344</text:p>
          </table:table-cell>
        </table:table-row>
        <table:table-row table:style-name="ro1"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8978.199323" calcext:value-type="float">
            <text:p>18978.199323</text:p>
          </table:table-cell>
        </table:table-row>
        <table:table-row table:style-name="ro1">
          <table:table-cell table:style-name="Default" office:value-type="float" office:value="60000" calcext:value-type="float">
            <text:p>60000</text:p>
          </table:table-cell>
          <table:table-cell table:style-name="Default" office:value-type="float" office:value="31789.728114" calcext:value-type="float">
            <text:p>31789.728114</text:p>
          </table:table-cell>
        </table:table-row>
        <table:table-row table:style-name="ro1">
          <table:table-cell table:style-name="Default" office:value-type="float" office:value="70000" calcext:value-type="float">
            <text:p>70000</text:p>
          </table:table-cell>
          <table:table-cell table:style-name="Default" office:value-type="float" office:value="64470.690902" calcext:value-type="float">
            <text:p>64470.690902</text:p>
          </table:table-cell>
        </table:table-row>
        <table:table-row table:style-name="ro1">
          <table:table-cell table:style-name="Default" office:value-type="float" office:value="80000" calcext:value-type="float">
            <text:p>80000</text:p>
          </table:table-cell>
          <table:table-cell table:style-name="Default" office:value-type="float" office:value="92719.029379" calcext:value-type="float">
            <text:p>92719.029379</text:p>
          </table:table-cell>
        </table:table-row>
        <table:table-row table:style-name="ro1">
          <table:table-cell table:style-name="Default" office:value-type="float" office:value="90000" calcext:value-type="float">
            <text:p>90000</text:p>
          </table:table-cell>
          <table:table-cell table:style-name="Default" office:value-type="float" office:value="115752.444591" calcext:value-type="float">
            <text:p>115752.444591</text:p>
          </table:table-cell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47195.462584" calcext:value-type="float">
            <text:p>147195.462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0:37:56.179550065</meta:creation-date>
    <dc:date>2023-03-18T20:50:01.082762839</dc:date>
    <meta:editing-duration>PT1M54S</meta:editing-duration>
    <meta:editing-cycles>1</meta:editing-cycles>
    <meta:document-statistic meta:table-count="1" meta:cell-count="3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A1:Sheet1.B15" svg:x="0.32cm" svg:y="0.18cm" svg:width="10.391cm" svg:height="8.64cm">
          <chart:coordinate-region svg:x="1.682cm" svg:y="0.379cm" svg:width="8.4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regression-curve chart:style-name="ch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15</svg:desc>
                </draw:g>
              </table:table-cell>
              <table:table-cell office:value-type="float" office:value="0.376553">
                <text:p>0.37655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18279">
                <text:p>0.518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342543">
                <text:p>2.342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.537099">
                <text:p>4.537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77.503637">
                <text:p>77.503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2.32707">
                <text:p>392.32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296.972707">
                <text:p>2296.972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5646.79168">
                <text:p>5646.7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3283.026344">
                <text:p>13283.02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8978.199323">
                <text:p>18978.199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31789.728114">
                <text:p>31789.728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">
                <text:p>70000</text:p>
              </table:table-cell>
              <table:table-cell office:value-type="float" office:value="64470.690902">
                <text:p>64470.690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0">
                <text:p>80000</text:p>
              </table:table-cell>
              <table:table-cell office:value-type="float" office:value="92719.029379">
                <text:p>92719.029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">
                <text:p>90000</text:p>
              </table:table-cell>
              <table:table-cell office:value-type="float" office:value="115752.444591">
                <text:p>115752.444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147195.462584">
                <text:p>147195.462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